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Courier New"/>
    </style:style>
    <style:style style:name="P2" style:family="paragraph" style:parent-style-name="Heading_20_2">
      <style:text-properties fo:color="#000000" loext:opacity="100%" style:font-name="Courier New" fo:font-size="12pt" fo:font-weight="bold" officeooo:rsid="00041e36" style:font-size-asian="12pt" style:font-weight-asian="bold" style:font-size-complex="12pt" style:font-weight-complex="bold"/>
    </style:style>
    <style:style style:name="P3" style:family="paragraph" style:parent-style-name="Heading_20_2">
      <style:text-properties style:font-name="Courier New"/>
    </style:style>
    <style:style style:name="P4" style:family="paragraph" style:parent-style-name="Heading_20_2">
      <style:paragraph-properties fo:text-align="start" style:justify-single-word="false"/>
      <style:text-properties style:font-name="Courier New" fo:font-size="14pt" officeooo:paragraph-rsid="00041e36" style:font-size-asian="14pt" style:font-size-complex="14pt"/>
    </style:style>
    <style:style style:name="P5" style:family="paragraph" style:parent-style-name="Heading_20_2">
      <style:text-properties style:font-name="Courier New" officeooo:paragraph-rsid="000940e0"/>
    </style:style>
    <style:style style:name="P6" style:family="paragraph" style:parent-style-name="Heading_20_3">
      <style:text-properties style:font-name="Courier New"/>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list-style-name="L30"/>
    <style:style style:name="P9" style:family="paragraph" style:parent-style-name="Preformatted_20_Text" style:list-style-name="L30">
      <style:paragraph-properties fo:margin-top="0in" fo:margin-bottom="0.1965in" style:contextual-spacing="false"/>
    </style:style>
    <style:style style:name="P10" style:family="paragraph" style:parent-style-name="Preformatted_20_Text">
      <style:paragraph-properties fo:margin-top="0in" fo:margin-bottom="0.1965in" style:contextual-spacing="false"/>
      <style:text-properties officeooo:paragraph-rsid="000940e0"/>
    </style:style>
    <style:style style:name="P11" style:family="paragraph" style:parent-style-name="Preformatted_20_Text">
      <style:paragraph-properties fo:margin-top="0in" fo:margin-bottom="0.1965in" style:contextual-spacing="false"/>
      <style:text-properties fo:font-size="14pt" fo:font-weight="bold" officeooo:paragraph-rsid="000940e0" style:font-size-asian="14pt" style:font-weight-asian="bold" style:font-size-complex="14pt" style:font-weight-complex="bold"/>
    </style:style>
    <style:style style:name="P12" style:family="paragraph" style:parent-style-name="Preformatted_20_Text">
      <style:paragraph-properties fo:margin-top="0in" fo:margin-bottom="0.1965in" style:contextual-spacing="false"/>
      <style:text-properties fo:font-size="12pt" officeooo:paragraph-rsid="000940e0" style:font-size-asian="12pt" style:font-size-complex="12pt"/>
    </style:style>
    <style:style style:name="P13" style:family="paragraph" style:parent-style-name="Standard">
      <style:paragraph-properties fo:text-align="center" style:justify-single-word="false"/>
      <style:text-properties fo:color="#c9211e" loext:opacity="100%" style:font-name="Courier New" fo:font-size="14pt" fo:font-weight="bold" officeooo:rsid="00041e36" officeooo:paragraph-rsid="00041e36" style:font-size-asian="14pt" style:font-weight-asian="bold" style:font-size-complex="14pt" style:font-weight-complex="bold"/>
    </style:style>
    <style:style style:name="P14" style:family="paragraph" style:parent-style-name="Text_20_body">
      <style:text-properties style:font-name="Courier New"/>
    </style:style>
    <style:style style:name="P15" style:family="paragraph" style:parent-style-name="Text_20_body">
      <style:text-properties style:font-name="Courier New" fo:font-size="12pt" style:font-size-asian="12pt" style:font-size-complex="12pt"/>
    </style:style>
    <style:style style:name="P16" style:family="paragraph" style:parent-style-name="Text_20_body">
      <style:text-properties style:font-name="Courier New" officeooo:paragraph-rsid="000940e0"/>
    </style:style>
    <style:style style:name="P17" style:family="paragraph" style:parent-style-name="Text_20_body">
      <style:text-properties style:font-name="Courier New" fo:font-size="14pt" fo:font-weight="bold" officeooo:paragraph-rsid="000940e0" style:font-size-asian="14pt" style:font-weight-asian="bold" style:font-size-complex="14pt" style:font-weight-complex="bold"/>
    </style:style>
    <style:style style:name="P18" style:family="paragraph" style:parent-style-name="Text_20_body" style:list-style-name="L19"/>
    <style:style style:name="P19" style:family="paragraph" style:parent-style-name="Text_20_body" style:list-style-name="L19">
      <style:text-properties officeooo:paragraph-rsid="000940e0"/>
    </style:style>
    <style:style style:name="P20" style:family="paragraph" style:parent-style-name="Text_20_body" style:list-style-name="L25"/>
    <style:style style:name="P21" style:family="paragraph" style:parent-style-name="Text_20_body" style:list-style-name="L29"/>
    <style:style style:name="P22" style:family="paragraph" style:parent-style-name="Text_20_body" style:list-style-name="L30"/>
    <style:style style:name="P23" style:family="paragraph" style:parent-style-name="Text_20_body" style:list-style-name="L31"/>
    <style:style style:name="P24" style:family="paragraph" style:parent-style-name="Text_20_body">
      <style:text-properties officeooo:paragraph-rsid="00080fc9"/>
    </style:style>
    <style:style style:name="P25" style:family="paragraph" style:parent-style-name="Text_20_body">
      <style:text-properties officeooo:rsid="000940e0" officeooo:paragraph-rsid="000940e0"/>
    </style:style>
    <style:style style:name="P26" style:family="paragraph" style:parent-style-name="Text_20_body">
      <style:text-properties officeooo:paragraph-rsid="000940e0"/>
    </style:style>
    <style:style style:name="P27" style:family="paragraph" style:parent-style-name="Text_20_body" style:list-style-name="L19">
      <style:text-properties fo:font-size="16pt" fo:font-weight="bold" officeooo:paragraph-rsid="000940e0" style:font-size-asian="16pt" style:font-weight-asian="bold" style:font-size-complex="16pt" style:font-weight-complex="bold"/>
    </style:style>
    <style:style style:name="P28" style:family="paragraph" style:parent-style-name="Text_20_body">
      <style:text-properties fo:font-size="15pt" fo:font-weight="bold" officeooo:paragraph-rsid="000940e0" style:font-size-asian="15pt" style:font-weight-asian="bold" style:font-size-complex="15pt" style:font-weight-complex="bold"/>
    </style:style>
    <style:style style:name="P29" style:family="paragraph" style:parent-style-name="Text_20_body">
      <style:paragraph-properties fo:margin-left="0in" fo:margin-right="0in" fo:margin-top="0in" fo:margin-bottom="0in" style:contextual-spacing="false" fo:text-indent="0in" style:auto-text-indent="false"/>
    </style:style>
    <style:style style:name="P30" style:family="paragraph" style:parent-style-name="Text_20_body">
      <style:paragraph-properties fo:margin-left="0in" fo:margin-right="0in" fo:text-indent="0in" style:auto-text-indent="false"/>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2pt" style:font-size-asian="10.5pt" style:font-size-complex="12pt"/>
    </style:style>
    <style:style style:name="T4" style:family="text">
      <style:text-properties style:font-name="Courier New" fo:font-size="14pt" style:font-size-asian="14pt" style:font-size-complex="14pt"/>
    </style:style>
    <style:style style:name="T5" style:family="text">
      <style:text-properties style:font-name="Courier New" fo:font-size="14pt" fo:font-weight="bold" style:font-size-asian="14pt" style:font-weight-asian="bold" style:font-size-complex="14pt" style:font-weight-complex="bold"/>
    </style:style>
    <style:style style:name="T6" style:family="text">
      <style:text-properties style:font-name="Courier New" fo:font-weight="bold" style:font-weight-asian="bold" style:font-weight-complex="bold"/>
    </style:style>
    <style:style style:name="T7" style:family="text">
      <style:text-properties style:font-name="Courier New" officeooo:rsid="000940e0"/>
    </style:style>
    <style:style style:name="T8" style:family="text">
      <style:text-properties style:font-name="Courier New" fo:font-weight="normal" style:font-weight-asian="normal" style:font-weight-complex="normal"/>
    </style:style>
    <style:style style:name="T9" style:family="text">
      <style:text-properties style:font-name="Courier New" fo:font-weight="normal" officeooo:rsid="000940e0" style:font-weight-asian="normal" style:font-weight-complex="normal"/>
    </style:style>
    <style:style style:name="T10"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TML</text:p>
      <text:h text:style-name="P4" text:outline-level="2">Introduzione ai Form HTML</text:h>
      <text:p text:style-name="P26"><text:span text:style-name="T2">I form HTML sono lo strumento principale per raccogliere dati dall’utente all’interno di una pagina web. Attraverso il tag </text:span><text:span text:style-name="Source_20_Text"><text:span text:style-name="T2">&lt;form&gt;</text:span></text:span><text:span text:style-name="T2">, si definisce il contenitore di una serie di elementi di input che, una volta compilati, vengono inviati al server per essere elaborati. Un corretto utilizzo dei form garantisce non solo un’esperienza utente fluida, ma anche la sicurezza e l’affidabilità dell’applicazione.</text:span></text:p>
      <text:p text:style-name="P28"><text:span text:style-name="T1">Struttura base di un Form</text:span></text:p>
      <text:p text:style-name="Preformatted_20_Text"><text:span text:style-name="Source_20_Text"><text:span text:style-name="T1">&lt;form action="/submit" method="post"&gt;</text:span></text:span></text:p>
      <text:p text:style-name="Preformatted_20_Text"><text:span text:style-name="Source_20_Text"><text:span text:style-name="T1"><text:s text:c="2"/>&lt;!-- Elementi di input e controlli --&gt;</text:span></text:span></text:p>
      <text:p text:style-name="P7"><text:span text:style-name="Source_20_Text"><text:span text:style-name="T1">&lt;/form&gt;</text:span></text:span></text:p>
      <text:list text:style-name="L19">
        <text:list-item>
          <text:p text:style-name="P18"><text:span text:style-name="Strong_20_Emphasis"><text:span text:style-name="T1">action</text:span></text:span><text:span text:style-name="T1">: URL della risorsa che processerà i dati.</text:span></text:p>
        </text:list-item>
        <text:list-item>
          <text:p text:style-name="P19"><text:span text:style-name="Strong_20_Emphasis"><text:span text:style-name="T1">method</text:span></text:span><text:span text:style-name="T1">: modalità di trasmissione (</text:span><text:span text:style-name="Source_20_Text"><text:span text:style-name="T1">GET</text:span></text:span><text:span text:style-name="T1"> o </text:span><text:span text:style-name="Source_20_Text"><text:span text:style-name="T1">POST</text:span></text:span><text:span text:style-name="T1">).</text:span></text:p>
          <text:p text:style-name="P27"><text:span text:style-name="T1">Tipi di Input e loro Funzionalità</text:span></text:p>
        </text:list-item>
      </text:list>
      <text:p text:style-name="P14">HTML5 introduce numerosi tipi di input, ciascuno con comportamenti e validazioni integrate:</text:p>
      <text:h text:style-name="P6" text:outline-level="3">1. Campi Testuali</text:h>
      <text:p text:style-name="P24"><text:span text:style-name="T1">I campi testuali costituiscono la base per l’inserimento di dati alfanumerici. Vediamo nel dettaglio i principali tipi e come sfruttarne al meglio attributi e validazioni.</text:span></text:p>
      <text:p text:style-name="P24"><text:span text:style-name="Source_20_Text"><text:span text:style-name="Strong_20_Emphasis"><text:span text:style-name="T4">-type=\"text\"</text:span></text:span></text:span><text:span text:style-name="T4">:</text:span><text:span text:style-name="T1"> </text:span></text:p>
      <text:p text:style-name="P24"><text:span text:style-name="T1">campo generico a riga singola.</text:span></text:p>
      <text:p text:style-name="P24"><text:span text:style-name="Source_20_Text"><text:span text:style-name="T1">&lt;label for=\"fname\"&gt;First name:&lt;/label&gt;</text:span></text:span></text:p>
      <text:p text:style-name="P24"><text:span text:style-name="Source_20_Text"><text:span text:style-name="T1">&lt;input type=\"text\" id=\"fname\" name=\"fname\" placeholder=\"Mario\" maxlength=\"30\" minlength=\"2\" required autofocus&gt;</text:span></text:span></text:p>
      <text:p text:style-name="P24"><text:span text:style-name="Source_20_Text"><text:span text:style-name="T1">-</text:span></text:span><text:span text:style-name="Strong_20_Emphasis"><text:span text:style-name="T1">placeholder</text:span></text:span><text:span text:style-name="T1">: suggerimento testuale interno.</text:span></text:p>
      <text:p text:style-name="P24"><text:span text:style-name="Strong_20_Emphasis"><text:span text:style-name="T1">-maxlength/minlength</text:span></text:span><text:span text:style-name="T1">: controllano la lunghezza minima e massima.</text:span></text:p>
      <text:p text:style-name="P24"><text:span text:style-name="Strong_20_Emphasis"><text:span text:style-name="T1">-required</text:span></text:span><text:span text:style-name="T1">: obbliga l’utente a compilare il campo.</text:span></text:p>
      <text:p text:style-name="P24"><text:span text:style-name="Strong_20_Emphasis"><text:span text:style-name="T1">-autofocus</text:span></text:span><text:span text:style-name="T1">: focalizza automaticamente il campo al caricamento.</text:span></text:p>
      <text:p text:style-name="P24"><text:span text:style-name="Strong_20_Emphasis"><text:span text:style-name="T1"/></text:span></text:p>
      <text:p text:style-name="P24"><text:span text:style-name="Strong_20_Emphasis"><text:span text:style-name="T1"/></text:span></text:p>
      <text:p text:style-name="P24"><text:span text:style-name="Strong_20_Emphasis"><text:span text:style-name="T1"/></text:span></text:p>
      <text:p text:style-name="P24"><text:soft-page-break/><text:span text:style-name="Source_20_Text"><text:span text:style-name="Strong_20_Emphasis"><text:span text:style-name="T4">type=\"password\"</text:span></text:span></text:span><text:span text:style-name="T4">:</text:span></text:p>
      <text:p text:style-name="P24"><text:span text:style-name="T1"><text:s/>simile a </text:span><text:span text:style-name="Source_20_Text"><text:span text:style-name="T1">text</text:span></text:span><text:span text:style-name="T1">, ma oscura i caratteri.</text:span></text:p>
      <text:p text:style-name="P24"><text:span text:style-name="Source_20_Text"><text:span text:style-name="T1">&lt;label for=\"pwd\"&gt;Password:&lt;/label&gt;</text:span></text:span></text:p>
      <text:p text:style-name="P24"><text:span text:style-name="Source_20_Text"><text:span text:style-name="T1">&lt;input type=\"password\" id=\"pwd\" name=\"password\" required pattern=\"(?=.*\d)(?=.*[a-z])(?=.*[A-Z]).{8,}\" title=\"Min 8 caratteri, incl. maiuscole, minuscole e numeri\"&gt;</text:span></text:span></text:p>
      <text:p text:style-name="P24"><text:span text:style-name="Strong_20_Emphasis"><text:span text:style-name="T1">pattern</text:span></text:span><text:span text:style-name="T1">: regex per complessità (es. almeno un numero, una lettera maiuscola/minuscola).</text:span></text:p>
      <text:p text:style-name="P24"><text:span text:style-name="Strong_20_Emphasis"><text:span text:style-name="T1">title</text:span></text:span><text:span text:style-name="T1">: messaggio informativo mostrato al validarsi del pattern.</text:span></text:p>
      <text:p text:style-name="P24"><text:span text:style-name="Strong_20_Emphasis"><text:span text:style-name="T1">toggle visibilità</text:span></text:span><text:span text:style-name="T1">: spesso si aggiunge un’icona per mostra/nascondi password via JavaScript.</text:span></text:p>
      <text:p text:style-name="P24"><text:span text:style-name="Source_20_Text"><text:span text:style-name="Strong_20_Emphasis"><text:span text:style-name="T1">type=\"email\"</text:span></text:span></text:span><text:span text:style-name="T1">: accetta solo indirizzi email validi.</text:span></text:p>
      <text:p text:style-name="P24"><text:span text:style-name="Source_20_Text"><text:span text:style-name="T1">&lt;label for=\"email\"&gt;Email:&lt;/label&gt;</text:span></text:span></text:p>
      <text:p text:style-name="P24"><text:span text:style-name="Source_20_Text"><text:span text:style-name="T1">&lt;input type=\"email\" id=\"email\" name=\"email\" required placeholder=\"esempio@dominio.com\"&gt;</text:span></text:span></text:p>
      <text:p text:style-name="P24"><text:span text:style-name="T1">Validazione integrata per il formato </text:span><text:a xlink:type="simple" xlink:href="mailto:username@domain.tld" text:style-name="Internet_20_link" text:visited-style-name="Visited_20_Internet_20_Link"><text:span text:style-name="Source_20_Text"><text:span text:style-name="T1">username@domain.tld</text:span></text:span></text:a><text:span text:style-name="T1">. Su mobile, apre di default tastiera con </text:span><text:span text:style-name="Source_20_Text"><text:span text:style-name="T1">@</text:span></text:span><text:span text:style-name="T1"> e </text:span><text:span text:style-name="Source_20_Text"><text:span text:style-name="T1">.com</text:span></text:span><text:span text:style-name="T1">.</text:span></text:p>
      <text:p text:style-name="P24"><text:span text:style-name="Source_20_Text"><text:span text:style-name="Strong_20_Emphasis"><text:span text:style-name="T4">type=\"tel\"</text:span></text:span></text:span><text:span text:style-name="T4">:</text:span></text:p>
      <text:p text:style-name="P24"><text:span text:style-name="T1"><text:s/>campo per numeri telefonici</text:span></text:p>
      <text:p text:style-name="P24"><text:span text:style-name="Source_20_Text"><text:span text:style-name="T1">&lt;label for=\"phone\"&gt;Telefono:&lt;/label&gt;</text:span></text:span></text:p>
      <text:p text:style-name="P24"><text:span text:style-name="Source_20_Text"><text:span text:style-name="T1">&lt;input type=\"tel\" id=\"phone\" name=\"phone\" pattern=\"^[0-9+\-() ]{7,15}$\" placeholder=\"+39 012 3456789\"&gt;</text:span></text:span></text:p>
      <text:p text:style-name="P24"><text:span text:style-name="Strong_20_Emphasis"><text:span text:style-name="T1">pattern</text:span></text:span><text:span text:style-name="T1">: consente di specificare il formato (prefisso internazionale, spazi, parentesi).</text:span></text:p>
      <text:p text:style-name="P24"><text:span text:style-name="T1">Tastiera numerica su dispositivi mobili.</text:span></text:p>
      <text:p text:style-name="P24"><text:span text:style-name="Source_20_Text"><text:span text:style-name="Strong_20_Emphasis"><text:span text:style-name="T4">type=\"url\"</text:span></text:span></text:span><text:span text:style-name="T4">:</text:span><text:span text:style-name="T1"> </text:span></text:p>
      <text:p text:style-name="P24"><text:span text:style-name="T1">accetta solo URL validi.</text:span></text:p>
      <text:p text:style-name="P24"><text:span text:style-name="Source_20_Text"><text:span text:style-name="T1">&lt;label for=\"website\"&gt;Sito Web:&lt;/label&gt;</text:span></text:span></text:p>
      <text:p text:style-name="P24"><text:span text:style-name="Source_20_Text"><text:span text:style-name="T1">&lt;input type=\"url\" id=\"website\" name=\"website\" placeholder=\"https://esempio.com\" required&gt;</text:span></text:span></text:p>
      <text:p text:style-name="P24"><text:span text:style-name="T1">Richiede prefisso </text:span><text:span text:style-name="Source_20_Text"><text:span text:style-name="T1">http://</text:span></text:span><text:span text:style-name="T1"> o </text:span><text:span text:style-name="Source_20_Text"><text:span text:style-name="T1">https://</text:span></text:span><text:span text:style-name="T1"> per considerare valido il valore.</text:span></text:p>
      <text:p text:style-name="Text_20_body"><text:span text:style-name="T1">Questi campi, combinati con attributi HTML e stili CSS per gli stati di validità (</text:span><text:span text:style-name="Source_20_Text"><text:span text:style-name="T1">:valid</text:span></text:span><text:span text:style-name="T1">, </text:span><text:span text:style-name="Source_20_Text"><text:span text:style-name="T1">:invalid</text:span></text:span><text:span text:style-name="T1">), migliorano l’usabilità e riducono gli errori prima dell’invio al server.</text:span></text:p>
      <text:h text:style-name="Heading_20_3" text:outline-level="3"><text:soft-page-break/><text:span text:style-name="T1">2. Selettori Numerici e di Data/Ora</text:span></text:h>
      <text:p text:style-name="P24"><text:span text:style-name="Strong_20_Emphasis"><text:span text:style-name="Source_20_Text"><text:span text:style-name="T4">type="number"</text:span></text:span></text:span><text:span text:style-name="T4">:</text:span></text:p>
      <text:p text:style-name="P24"><text:span text:style-name="T1"><text:s/>accetta solo numeri, con </text:span><text:span text:style-name="Source_20_Text"><text:span text:style-name="T1">min</text:span></text:span><text:span text:style-name="T1">, </text:span><text:span text:style-name="Source_20_Text"><text:span text:style-name="T1">max</text:span></text:span><text:span text:style-name="T1">, </text:span><text:span text:style-name="Source_20_Text"><text:span text:style-name="T1">step</text:span></text:span><text:span text:style-name="T1">.</text:span></text:p>
      <text:p text:style-name="P7"><text:span text:style-name="Source_20_Text"><text:span text:style-name="T1">&lt;input type="number" name="quantity" min="1" max="5"&gt;</text:span></text:span></text:p>
      <text:p text:style-name="P24"><text:span text:style-name="Strong_20_Emphasis"><text:span text:style-name="Source_20_Text"><text:span text:style-name="T4">type="range"</text:span></text:span></text:span><text:span text:style-name="T4">:</text:span><text:span text:style-name="T1"> </text:span></text:p>
      <text:p text:style-name="P24"><text:span text:style-name="T1">slider orizzontale per valori tra due estremi.</text:span></text:p>
      <text:p text:style-name="Preformatted_20_Text"><text:span text:style-name="Source_20_Text"><text:span text:style-name="T1">&lt;label for="booking_people"&gt;Number of People&lt;/label&gt;</text:span></text:span></text:p>
      <text:p text:style-name="P7"><text:span text:style-name="Source_20_Text"><text:span text:style-name="T1">&lt;input type="range" id="booking_people" name="booking_people" min="1" max="10"&gt;</text:span></text:span></text:p>
      <text:p text:style-name="P24"><text:span text:style-name="Strong_20_Emphasis"><text:span text:style-name="Source_20_Text"><text:span text:style-name="T4">type="date"</text:span></text:span></text:span><text:span text:style-name="T4">, </text:span><text:span text:style-name="Strong_20_Emphasis"><text:span text:style-name="Source_20_Text"><text:span text:style-name="T4">type="time"</text:span></text:span></text:span><text:span text:style-name="T4">, </text:span><text:span text:style-name="Strong_20_Emphasis"><text:span text:style-name="Source_20_Text"><text:span text:style-name="T4">type="datetime-local"</text:span></text:span></text:span><text:span text:style-name="T4">, </text:span><text:span text:style-name="Strong_20_Emphasis"><text:span text:style-name="Source_20_Text"><text:span text:style-name="T4">type="month"</text:span></text:span></text:span><text:span text:style-name="T4">, </text:span><text:span text:style-name="Strong_20_Emphasis"><text:span text:style-name="Source_20_Text"><text:span text:style-name="T4">type="week"</text:span></text:span></text:span><text:span text:style-name="T4">: </text:span></text:p>
      <text:p text:style-name="P24"><text:span text:style-name="T1">selettori dedicati.</text:span></text:p>
      <text:p text:style-name="Preformatted_20_Text"><text:span text:style-name="Source_20_Text"><text:span text:style-name="T1">&lt;label for="booking_date"&gt;Booking Date&lt;/label&gt;</text:span></text:span></text:p>
      <text:p text:style-name="P7"><text:span text:style-name="Source_20_Text"><text:span text:style-name="T1">&lt;input type="date" id="booking_date" name="booking_date"&gt;</text:span></text:span></text:p>
      <text:h text:style-name="P6" text:outline-level="3">3. Controlli di Selezione</text:h>
      <text:p text:style-name="Text_20_body"><text:span text:style-name="Strong_20_Emphasis"><text:span text:style-name="T1">Checkbox</text:span></text:span><text:span text:style-name="T1"> (</text:span><text:span text:style-name="Source_20_Text"><text:span text:style-name="T1">type="checkbox"</text:span></text:span><text:span text:style-name="T1">): selezione multipla.</text:span></text:p>
      <text:p text:style-name="Text_20_body"><text:span text:style-name="Strong_20_Emphasis"><text:span text:style-name="T1">Radio button</text:span></text:span><text:span text:style-name="T1"> (</text:span><text:span text:style-name="Source_20_Text"><text:span text:style-name="T1">type="radio"</text:span></text:span><text:span text:style-name="T1">): scelta singola in un gruppo.</text:span></text:p>
      <text:p text:style-name="Preformatted_20_Text"><text:span text:style-name="Source_20_Text"><text:span text:style-name="T1">&lt;fieldset&gt;</text:span></text:span></text:p>
      <text:p text:style-name="Preformatted_20_Text"><text:span text:style-name="Source_20_Text"><text:span text:style-name="T1"><text:s text:c="2"/>&lt;legend&gt;Choose a theme:&lt;/legend&gt;</text:span></text:span></text:p>
      <text:p text:style-name="Preformatted_20_Text"><text:span text:style-name="Source_20_Text"><text:span text:style-name="T1"><text:s text:c="2"/>&lt;input type="radio" id="light" name="theme" value="Light"&gt;</text:span></text:span></text:p>
      <text:p text:style-name="Preformatted_20_Text"><text:span text:style-name="Source_20_Text"><text:span text:style-name="T1"><text:s text:c="2"/>&lt;label for="light"&gt;Light&lt;/label&gt;</text:span></text:span></text:p>
      <text:p text:style-name="Preformatted_20_Text"><text:span text:style-name="Source_20_Text"><text:span text:style-name="T1"><text:s text:c="2"/>&lt;input type="radio" id="dark" name="theme" value="Dark"&gt;</text:span></text:span></text:p>
      <text:p text:style-name="Preformatted_20_Text"><text:span text:style-name="Source_20_Text"><text:span text:style-name="T1"><text:s text:c="2"/>&lt;label for="dark"&gt;Dark&lt;/label&gt;</text:span></text:span></text:p>
      <text:p text:style-name="P7"><text:span text:style-name="Source_20_Text"><text:span text:style-name="T1">&lt;/fieldset&gt;</text:span></text:span></text:p>
      <text:p text:style-name="Text_20_body"><text:span text:style-name="Strong_20_Emphasis"><text:span text:style-name="T1">Select</text:span></text:span><text:span text:style-name="T1"> e </text:span><text:span text:style-name="Strong_20_Emphasis"><text:span text:style-name="T1">datalist</text:span></text:span><text:span text:style-name="T1">: menu a discesa e completamento automatico.</text:span></text:p>
      <text:p text:style-name="Preformatted_20_Text"><text:span text:style-name="Source_20_Text"><text:span text:style-name="T1">&lt;label for="booking_location"&gt;Location&lt;/label&gt;</text:span></text:span></text:p>
      <text:p text:style-name="Preformatted_20_Text"><text:span text:style-name="Source_20_Text"><text:span text:style-name="T1">&lt;input type="text" id="booking_location" name="booking_location" list="locations"&gt;</text:span></text:span></text:p>
      <text:p text:style-name="Preformatted_20_Text"><text:span text:style-name="Source_20_Text"><text:span text:style-name="T1">&lt;datalist id="locations"&gt;</text:span></text:span></text:p>
      <text:p text:style-name="Preformatted_20_Text"><text:span text:style-name="Source_20_Text"><text:span text:style-name="T1"><text:s text:c="2"/>&lt;option value="Downtown"&gt;</text:span></text:span></text:p>
      <text:p text:style-name="Preformatted_20_Text"><text:span text:style-name="Source_20_Text"><text:span text:style-name="T1"><text:s text:c="2"/>&lt;option value="Uptown"&gt;</text:span></text:span></text:p>
      <text:p text:style-name="P7"><text:span text:style-name="Source_20_Text"><text:span text:style-name="T1">&lt;/datalist&gt;</text:span></text:span></text:p>
      <text:h text:style-name="Heading_20_3" text:outline-level="3"><text:span text:style-name="T1">4. Controlli Multimediali</text:span></text:h>
      <text:p text:style-name="Text_20_body"><text:span text:style-name="Strong_20_Emphasis"><text:span text:style-name="Source_20_Text"><text:span text:style-name="T1">&lt;video&gt;</text:span></text:span></text:span><text:span text:style-name="T1">: player video con formati multipli.</text:span></text:p>
      <text:p text:style-name="Preformatted_20_Text"><text:span text:style-name="Source_20_Text"><text:span text:style-name="T1">&lt;video width="640" height="360" controls&gt;</text:span></text:span></text:p>
      <text:p text:style-name="Preformatted_20_Text"><text:span text:style-name="Source_20_Text"><text:span text:style-name="T1"><text:s text:c="2"/>&lt;source src="dance.mp4" type="video/mp4"&gt;</text:span></text:span></text:p>
      <text:p text:style-name="Preformatted_20_Text"><text:span text:style-name="Source_20_Text"><text:span text:style-name="T1"><text:s text:c="2"/>&lt;source src="dance.webm" type="video/webm"&gt;</text:span></text:span></text:p>
      <text:p text:style-name="Preformatted_20_Text"><text:span text:style-name="Source_20_Text"><text:span text:style-name="T1"><text:s text:c="2"/>Your browser does not support the video tag.</text:span></text:span></text:p>
      <text:p text:style-name="P7"><text:span text:style-name="Source_20_Text"><text:span text:style-name="T1">&lt;/video&gt;</text:span></text:span></text:p>
      <text:p text:style-name="P7"><text:span text:style-name="Source_20_Text"><text:span text:style-name="T1"/></text:span></text:p>
      <text:p text:style-name="P7"><text:span text:style-name="Source_20_Text"><text:span text:style-name="T1"/></text:span></text:p>
      <text:p text:style-name="Text_20_body"><text:soft-page-break/><text:span text:style-name="Strong_20_Emphasis"><text:span text:style-name="Source_20_Text"><text:span text:style-name="T1">&lt;audio&gt;</text:span></text:span></text:span><text:span text:style-name="T1">: player audio.</text:span></text:p>
      <text:p text:style-name="Preformatted_20_Text"><text:span text:style-name="Source_20_Text"><text:span text:style-name="T1">&lt;audio controls&gt;</text:span></text:span></text:p>
      <text:p text:style-name="Preformatted_20_Text"><text:span text:style-name="Source_20_Text"><text:span text:style-name="T1"><text:s text:c="2"/>&lt;source src="sound.mp3" type="audio/mpeg"&gt;</text:span></text:span></text:p>
      <text:p text:style-name="Preformatted_20_Text"><text:span text:style-name="Source_20_Text"><text:span text:style-name="T1"><text:s text:c="2"/>&lt;source src="sound.ogg" type="audio/ogg"&gt;</text:span></text:span></text:p>
      <text:p text:style-name="Preformatted_20_Text"><text:span text:style-name="Source_20_Text"><text:span text:style-name="T1"><text:s text:c="2"/>Your browser does not support the audio element.</text:span></text:span></text:p>
      <text:p text:style-name="P10"><text:span text:style-name="Source_20_Text"><text:span text:style-name="T1">&lt;/audio&gt;</text:span></text:span></text:p>
      <text:p text:style-name="P11"><text:span text:style-name="T1">Validazione dei Dati</text:span></text:p>
      <text:p text:style-name="P14">La validazione dei dati in un’applicazione web funziona un po’ come il controllo qualità di un prodotto: il primo “filtro” avviene subito sul client, direttamente nel browser dell’utente, così da intercettare eventuali errori banali prima ancora che la richiesta raggiunga il server</text:p>
      <text:h text:style-name="P6" text:outline-level="3">Validazione Client-Side</text:h>
      <text:p text:style-name="Text_20_body"><text:span text:style-name="Strong_20_Emphasis"><text:span text:style-name="T1">Attributi HTML</text:span></text:span><text:span text:style-name="T1">: </text:span><text:span text:style-name="Source_20_Text"><text:span text:style-name="T1">required</text:span></text:span><text:span text:style-name="T1">, </text:span><text:span text:style-name="Source_20_Text"><text:span text:style-name="T1">minlength</text:span></text:span><text:span text:style-name="T1">, </text:span><text:span text:style-name="Source_20_Text"><text:span text:style-name="T1">maxlength</text:span></text:span><text:span text:style-name="T1">, </text:span><text:span text:style-name="Source_20_Text"><text:span text:style-name="T1">pattern</text:span></text:span><text:span text:style-name="T1">, </text:span><text:span text:style-name="Source_20_Text"><text:span text:style-name="T1">type</text:span></text:span><text:span text:style-name="T1"> specifici.</text:span></text:p>
      <text:p text:style-name="Text_20_body"><text:span text:style-name="T1">Se il campo dedicato al codice fiscale italiano non rispetta il formato di sei lettere maiuscole seguite da due cifre, una lettera, altre due cifre, una lettera, tre cifre e infine una lettera, si può definire un’espressione regolare con </text:span><text:span text:style-name="Source_20_Text">pattern="[A-Z]{6}[0-9]{2}[A-Z][0-9]{2}[A-Z][0-9]{3}[A-Z]"</text:span><text:span text:style-name="T1">, e il browser mostrerà un avviso che chiede di correggere l’input. In più, un piccolo trucco di CSS con la pseudo-classe </text:span><text:span text:style-name="Source_20_Text">:invalid:focus</text:span><text:span text:style-name="T1"> permette di colorare di rosso il bordo del campo quando è sbagliato e di verde con </text:span><text:span text:style-name="Source_20_Text">:valid:focus</text:span><text:span text:style-name="T1"> quando diventa corretto, offrendo un’indicazione visiva immediata e intuitiva.</text:span></text:p>
      <text:p text:style-name="Text_20_body"><text:span text:style-name="Strong_20_Emphasis"><text:span text:style-name="T1">Stilizzazione con CSS</text:span></text:span><text:span text:style-name="T1">:</text:span></text:p>
      <text:p text:style-name="Preformatted_20_Text"><text:span text:style-name="Source_20_Text"><text:span text:style-name="T1">input:invalid:focus {</text:span></text:span></text:p>
      <text:p text:style-name="Preformatted_20_Text"><text:span text:style-name="Source_20_Text"><text:span text:style-name="T1"><text:s text:c="2"/>border: 2px solid red;</text:span></text:span></text:p>
      <text:p text:style-name="P10"><text:span text:style-name="Source_20_Text"><text:span text:style-name="T1">}</text:span></text:span></text:p>
      <text:p text:style-name="P10"><text:span text:style-name="T5">Validazione Server-Side</text:span></text:p>
      <text:p text:style-name="P12"><text:span text:style-name="T7">Un utente malintenzionato potrebbe disabilitare JavaScript o manipolare direttamente le richieste HTTP: per questo motivo, il server deve sempre replicare e rafforzare i controlli. Anche qui si parte dalla verifica sintattica — per esempio, ricontrollando che un indirizzo email sia formalmente valido — ma si prosegue con controlli logici, come assicurarsi che la data di scadenza inserita in un form sia successiva a quella di emissione, o con controlli incrociati in cui si verifica l’unicità di un’email chiedendo al database “ha già un account associato?”. </text:span></text:p>
      <text:p text:style-name="P12"><text:span text:style-name="T7"/></text:p>
      <text:list text:style-name="L25">
        <text:list-item>
          <text:p text:style-name="P20"><text:soft-page-break/><text:span text:style-name="Strong_20_Emphasis"><text:span text:style-name="T1">Fondamentale per la Sicurezza</text:span></text:span><text:span text:style-name="T1">: non affidarsi unicamente al client.</text:span></text:p>
        </text:list-item>
        <text:list-item>
          <text:p text:style-name="P20"><text:span text:style-name="Strong_20_Emphasis"><text:span text:style-name="T1">Controlli</text:span></text:span><text:span text:style-name="T1">: sintattici, logici, incrociati con database, regole di business.</text:span></text:p>
        </text:list-item>
        <text:list-item>
          <text:p text:style-name="P20"><text:span text:style-name="Strong_20_Emphasis"><text:span text:style-name="T1">Protegge da</text:span></text:span><text:span text:style-name="T1">: iniezioni di codice, dati manomessi, frodi.</text:span></text:p>
        </text:list-item>
      </text:list>
      <text:p text:style-name="P26"><text:span text:style-name="T5">Il Ciclo Request-Response HTTP</text:span></text:p>
      <text:p text:style-name="P16">Il viaggio di una richiesta HTTP comincia nel momento in cui un client — tipicamente un browser — invia al server un messaggio strutturato secondo il protocollo: il famoso “request”. Nella fase iniziale, il client specifica un verbo, che indica l’azione desiderata sul server, un percorso (o URL) e, a seconda del verbo, alcuni dati. Il server prende questa richiesta, la elabora, interroga eventualmente un database o un altro servizio, e infine risponde con uno “status code” (come 200 per “OK” o 404 per “Not Found”) e un corpo — il “response” — che può contenere HTML, JSON, immagini o qualunque risorsa richiesta. A questo punto il browser riceve la risposta e la rende secondo il proprio motore di rendering: ecco come compare una pagina, un dato in un’applicazione Single Page, o persino un download.</text:p>
      <text:p text:style-name="P17">Metodo GET</text:p>
      <text:p text:style-name="P25"><text:span text:style-name="T1">Quando si parla di metodo GET, stiamo sfruttando il canale più trasparente: i dati che accompagnano la richiesta vengono incapsulati direttamente nell’URL, dopo il punto di domanda, sotto forma di coppie chiave–valore separate da “&amp;”. Questo approccio rende facilissimo condividere link o salvarli nei preferiti perché qualsiasi filtro, ricerca o parametro è già presente nell’indirizzo stesso; allo stesso tempo però i limiti tecnici imposti dai browser e dai server sul massimo numero di caratteri in un URL impongono di non abusarne per dati troppo voluminosi. Inoltre, l’intervento dell’utente malizioso è immediato: basta guardare la barra degli indirizzi per carpire ogni parametro, il che lo rende inadatto a informazioni sensibili.</text:span></text:p>
      <text:p text:style-name="Preformatted_20_Text"><text:span text:style-name="Source_20_Text"><text:span text:style-name="T1">&lt;form action="/search" method="get"&gt;</text:span></text:span></text:p>
      <text:p text:style-name="Preformatted_20_Text"><text:span text:style-name="Source_20_Text"><text:span text:style-name="T1"><text:s text:c="2"/>&lt;input type="text" name="q"&gt;</text:span></text:span></text:p>
      <text:p text:style-name="Preformatted_20_Text"><text:span text:style-name="Source_20_Text"><text:span text:style-name="T1"><text:s text:c="2"/>&lt;button type="submit"&gt;Search&lt;/button&gt;</text:span></text:span></text:p>
      <text:p text:style-name="P7"><text:span text:style-name="Source_20_Text"><text:span text:style-name="T1">&lt;/form&gt;</text:span></text:span></text:p>
      <text:p text:style-name="P7"><text:span text:style-name="Source_20_Text"><text:span text:style-name="T1"/></text:span></text:p>
      <text:p text:style-name="P7"><text:span text:style-name="Source_20_Text"><text:span text:style-name="T1"/></text:span></text:p>
      <text:p text:style-name="P7"><text:span text:style-name="Source_20_Text"><text:span text:style-name="T1"/></text:span></text:p>
      <text:p text:style-name="P7"><text:span text:style-name="Source_20_Text"><text:span text:style-name="T1"/></text:span></text:p>
      <text:h text:style-name="Heading_20_3" text:outline-level="3"><text:soft-page-break/><text:span text:style-name="T1">Metodo POST</text:span></text:h>
      <text:p text:style-name="Text_20_body"><text:span text:style-name="T1">Con il metodo POST entriamo invece in un contesto più riservato: tutti i dati viaggiano all’interno del corpo della richiesta, fuori dalla vista diretta dell’URL. Questo permette di inviare payload di dimensioni ben più generose, rendendo possibile anche l’upload di file e l’invio di strutture JSON complesse senza preoccuparsi del limite di lunghezza. La maggiore “sicurezza” percepita non è magia: semplicemente gli strumenti automatici di caching e i log dei server di default non registrano i parametri del corpo con la stessa leggerezza con cui annotano gli URL. Per questo motivo, tutte le operazioni che alterano lo stato dell’applicazione — come login, registrazione, invio di moduli sensibili o pagamenti — utilizzano quasi sempre POST, spesso in combinazione con HTTPS per cifrare l’intero payload durante il transito.</text:span></text:p>
      <text:p text:style-name="Preformatted_20_Text"><text:span text:style-name="Source_20_Text"><text:span text:style-name="T1">&lt;form action="/submit" method="post"&gt;</text:span></text:span></text:p>
      <text:p text:style-name="Preformatted_20_Text"><text:span text:style-name="Source_20_Text"><text:span text:style-name="T1"><text:s text:c="2"/>&lt;input type="text" name="username"&gt;</text:span></text:span></text:p>
      <text:p text:style-name="Preformatted_20_Text"><text:span text:style-name="Source_20_Text"><text:span text:style-name="T1"><text:s text:c="2"/>&lt;input type="password" name="password"&gt;</text:span></text:span></text:p>
      <text:p text:style-name="Preformatted_20_Text"><text:span text:style-name="Source_20_Text"><text:span text:style-name="T1"><text:s text:c="2"/>&lt;button type="submit"&gt;Login&lt;/button&gt;</text:span></text:span></text:p>
      <text:p text:style-name="P7"><text:span text:style-name="Source_20_Text"><text:span text:style-name="T1">&lt;/form&gt;</text:span></text:span></text:p>
      <text:p text:style-name="P7"><text:span text:style-name="Source_20_Text"><text:span text:style-name="T3">Dal punto di vista architetturale, GET e POST ricoprono ruoli simili a due porte di un edificio: la porta anteriore (GET) è comoda, trasparente e sicura per chi non ha nulla da nascondere, mentre la porta sul retro (POST) è dedicata alle operazioni più delicate, riservate o complesse. RESTful design, che è lo stile predominante nelle API moderne, attribuisce addirittura un significato semantico a questi metodi: GET non deve mai modificare risorse sul server ed è considerato “safe” e “idempotente” (ossia più richieste identiche non producono effetti diversi), mentre POST è pensato per creare nuove risorse o inviare dati da processare, senza garantire che una ripetizione della stessa richiesta produca lo stesso risultato.</text:span></text:span></text:p>
      <text:h text:style-name="P3" text:outline-level="2"/>
      <text:p text:style-name="P14"/>
      <text:p text:style-name="P14"/>
      <text:p text:style-name="P14"/>
      <text:p text:style-name="P14"/>
      <text:p text:style-name="P14"/>
      <text:p text:style-name="P14"/>
      <text:h text:style-name="P5" text:outline-level="2"><text:soft-page-break/>Canvas e WebGL</text:h>
      <text:h text:style-name="Heading_20_3" text:outline-level="3"><text:span text:style-name="Source_20_Text"><text:span text:style-name="T1">&lt;canvas&gt;</text:span></text:span></text:h>
      <text:p text:style-name="Text_20_body"><text:span text:style-name="Source_20_Text"><text:span text:style-name="T1">Il tag </text:span></text:span><text:span text:style-name="Source_20_Text">&lt;canvas&gt;</text:span><text:span text:style-name="Source_20_Text"><text:span text:style-name="T1"> rappresenta il punto di incontro tra HTML e programmazione grafica dinamica: pensalo come una tela ancora bianca su cui puoi dipingere con il linguaggio dell’utente, cioè JavaScript. Quando inserisci </text:span></text:span><text:span text:style-name="Source_20_Text">&lt;canvas id="my_canvas" width="640" height="480"&gt;&lt;/canvas&gt;</text:span><text:span text:style-name="Source_20_Text"><text:span text:style-name="T1"> nella pagina, stai definendo uno spazio rettangolare all’interno del quale, tramite lo </text:span></text:span><text:span text:style-name="Source_20_Text">script</text:span><text:span text:style-name="Source_20_Text"><text:span text:style-name="T1">, puoi tracciare linee, curve, riempimenti, immagini e persino testi. Il flusso tipico prevede di recuperare il contesto di disegno — 2D o WebGL — con </text:span></text:span><text:span text:style-name="Source_20_Text">document.getElementById('my_canvas').getContext('2d')</text:span><text:span text:style-name="Source_20_Text"><text:span text:style-name="T1"> e poi usare metodi come </text:span></text:span><text:span text:style-name="Source_20_Text">fillRect</text:span><text:span text:style-name="Source_20_Text"><text:span text:style-name="T1">, </text:span></text:span><text:span text:style-name="Source_20_Text">arc</text:span><text:span text:style-name="Source_20_Text"><text:span text:style-name="T1"> o </text:span></text:span><text:span text:style-name="Source_20_Text">drawImage</text:span><text:span text:style-name="Source_20_Text"><text:span text:style-name="T1"> per costruire quadro dopo quadro ciò che desideri mostrare. Grazie al fatto che tutto avviene sul client, la percezione è quasi istantanea e consente di realizzare animazioni fluide, grafici interattivi, piccoli giochi in 2D o widget personalizzati per il tuo sito.</text:span></text:span></text:p>
      <text:h text:style-name="P6" text:outline-level="3">WebGL</text:h>
      <text:p text:style-name="Text_20_body"><text:span text:style-name="T8">Passando a WebGL, invece, entri nel regno della grafica 3D accelerata hardware, che poggia le sue fondamenta sulla libreria OpenGL ES definita per dispositivi mobili. In pratica, abilitando WebGL sul contesto del canvas, anziché ottenere un semplice “2d” scrivi </text:span><text:span text:style-name="Source_20_Text"><text:span text:style-name="T10">getContext('webgl')</text:span></text:span><text:span text:style-name="T8"> o </text:span><text:span text:style-name="Source_20_Text"><text:span text:style-name="T10">getContext('experimental-webgl')</text:span></text:span><text:span text:style-name="T8"> e da quel momento la tela si trasforma in un’interfaccia verso la GPU del dispositivo. A partire da un insieme di shader (programmi piccoli, scritti in GLSL) e buffer di vertici, puoi modellare oggetti tridimensionali, applicare texture, gestire luci, ombre e persino effetti avanzati come il bump mapping o i post-processing shader. Tutto ciò accade in parallelo sulla scheda grafica, lasciando libera la CPU per altre logiche applicative.</text:span></text:p>
      <text:h text:style-name="Heading_20_2" text:outline-level="2"><text:span text:style-name="T1"/></text:h>
      <text:h text:style-name="Heading_20_2" text:outline-level="2"><text:span text:style-name="T1"/></text:h>
      <text:p text:style-name="Text_20_body"><text:span text:style-name="T1"/></text:p>
      <text:p text:style-name="Text_20_body"><text:span text:style-name="T1"/></text:p>
      <text:p text:style-name="Text_20_body"><text:span text:style-name="T1"/></text:p>
      <text:p text:style-name="Text_20_body"><text:span text:style-name="T1"/></text:p>
      <text:h text:style-name="Heading_20_2" text:outline-level="2"><text:soft-page-break/><text:span text:style-name="T1">Integrazione di Contenuti Esterni: </text:span><text:span text:style-name="Source_20_Text"><text:span text:style-name="T1">&lt;iframe&gt;</text:span></text:span></text:h>
      <text:p text:style-name="P14">L’elemento <text:span text:style-name="Source_20_Text">&lt;iframe&gt;</text:span> è come un piccolo schermo dentro la tua pagina, capace di mostrare un’altra risorsa web al suo interno senza abbandonare il contesto originale. Immagina di voler includere una mappa interattiva, un video esterno o persino un’intera sezione di un sito partner senza dover ricreare la grafica o la logica da zero: basta definire l’attributo <text:span text:style-name="Source_20_Text">src</text:span> con l’URL desiderato e specificare dimensioni adeguate con <text:span text:style-name="Source_20_Text">width</text:span> e <text:span text:style-name="Source_20_Text">height</text:span>. Il browser, alla lettura del markup, crea un ambiente isolato in cui quell’URL viene caricato, restituendoti in un’unica soluzione tutto il contenuto esterno, dai fogli di stile alle immagini, fino agli script che ne animano le funzionalità.</text:p>
      <text:p text:style-name="P7"><text:span text:style-name="Source_20_Text"><text:span text:style-name="T6">&lt;iframe src="https://example.com" width="600" height="400"&gt;&lt;/iframe&gt;</text:span></text:span></text:p>
      <text:h text:style-name="P6" text:outline-level="3">Sicurezza</text:h>
      <text:p text:style-name="P14">Tuttavia, questa comodità porta con sé questioni di sicurezza fondamentali. Senza alcuna precauzione, un iframe può invitare contenuti malevoli o utilizzare tecniche di clickjacking, inducendo l’utente a interagire con elementi nascosti o camuffati. Per questo è nato l’attributo <text:span text:style-name="Source_20_Text">sandbox</text:span>, che di fatto pone l’iframe in una “cella di isolamento”: bloccando per default script, form submission e plugin, e consentendo solo ciò che decidi esplicitamente. Se hai bisogno di concedere qualche permesso — ad esempio, l’esecuzione di script per un widget interattivo — puoi specificarlo direttamente dentro <text:span text:style-name="Source_20_Text">sandbox</text:span>, aggiungendo parole chiave come <text:span text:style-name="Source_20_Text">allow-scripts</text:span> o <text:span text:style-name="Source_20_Text">allow-same-origin</text:span>, che riattivano quelle funzionalità in modo granulare.</text:p>
      <text:p text:style-name="Text_20_body"><text:span text:style-name="T1">Accanto al sandbox, il meccanismo </text:span><text:span text:style-name="Source_20_Text"><text:span text:style-name="T6">allow</text:span></text:span><text:span text:style-name="T1"> ti permette di regolare l’accesso alle API sensibili: potresti voler dare all’iframe la possibilità di entrare a schermo intero (</text:span><text:span text:style-name="Source_20_Text"><text:span text:style-name="T1">fullscreen</text:span></text:span><text:span text:style-name="T1">), usare la videocamera o il microfono del dispositivo (</text:span><text:span text:style-name="Source_20_Text"><text:span text:style-name="T1">camera</text:span></text:span><text:span text:style-name="T1">, </text:span><text:span text:style-name="Source_20_Text"><text:span text:style-name="T1">microphone</text:span></text:span><text:span text:style-name="T1">), ma mai molto di più. In questo modo controlli esattamente quali capability del browser quel contenuto esterno può sfruttare, senza dover ricorrere a soluzioni JavaScript complesse.</text:span></text:p>
      <text:list text:style-name="L29">
        <text:list-item>
          <text:p text:style-name="P21"><text:span text:style-name="Strong_20_Emphasis"><text:span text:style-name="T1">Sandbox</text:span></text:span><text:span text:style-name="T1">: </text:span><text:span text:style-name="Source_20_Text"><text:span text:style-name="T1">&lt;iframe sandbox&gt;</text:span></text:span><text:span text:style-name="T1"> per restrizioni complete.</text:span></text:p>
        </text:list-item>
        <text:list-item>
          <text:p text:style-name="P21"><text:span text:style-name="Strong_20_Emphasis"><text:span text:style-name="T1">Allow</text:span></text:span><text:span text:style-name="T1">: controllo di funzionalità (</text:span><text:span text:style-name="Source_20_Text"><text:span text:style-name="T1">camera</text:span></text:span><text:span text:style-name="T1">, </text:span><text:span text:style-name="Source_20_Text"><text:span text:style-name="T1">microphone</text:span></text:span><text:span text:style-name="T1">, </text:span><text:span text:style-name="Source_20_Text"><text:span text:style-name="T1">fullscreen</text:span></text:span><text:span text:style-name="T1">).</text:span></text:p>
        </text:list-item>
        <text:list-item>
          <text:p text:style-name="P21"><text:span text:style-name="Strong_20_Emphasis"><text:span text:style-name="T1">referrerpolicy</text:span></text:span><text:span text:style-name="T1">: gestisce l'intestazione Referer.</text:span></text:p>
        </text:list-item>
      </text:list>
      <text:h text:style-name="P3" text:outline-level="2"><text:soft-page-break/></text:h>
      <text:h text:style-name="P3" text:outline-level="2">SEO e Meta Tag</text:h>
      <text:p text:style-name="P14">Quando si parla di ottimizzazione per i motori di ricerca, i meta tag giocano un ruolo cruciale perché comunicano ai crawler e ai social network informazioni che non sono visibili all’utente ma guidano la loro interpretazione del contenuto. In cima al tuo documento HTML, dentro il <text:span text:style-name="Source_20_Text">&lt;head&gt;</text:span>, è dunque buona norma definire innanzitutto la codifica con <text:span text:style-name="Source_20_Text">&lt;meta charset="UTF-8"&gt;</text:span>: in questo modo ti assicuri che caratteri speciali e accentati siano trattati correttamente su qualunque browser. Subito dopo, descrivere brevemente la pagina attraverso <text:span text:style-name="Source_20_Text">&lt;meta name="description" content="…"&gt;</text:span> permette ai motori di indicizzare un riassunto pertinente, che in molti casi diventa lo snippet mostrato nei risultati di ricerca. Infine, il meta tag viewport — <text:span text:style-name="Source_20_Text">&lt;meta name="viewport" content="width=device-width, initial-scale=1.0"&gt;</text:span> — garantisce che il tuo sito sia responsive, adattando correttamente larghezza e scala ai dispositivi mobili, fattore oggi imprescindibile non solo per l’usabilità ma anche per il ranking nei risultati.</text:p>
      <text:p text:style-name="Text_20_body"><text:span text:style-name="T1">Per quanto riguarda la condivisione sui social media, il protocollo Open Graph fornisce uno standard consolidato sin dalla sua introduzione da parte di Facebook nel 2010. Inserendo tag come </text:span><text:span text:style-name="Source_20_Text"><text:span text:style-name="T1">og:title</text:span></text:span><text:span text:style-name="T1">, </text:span><text:span text:style-name="Source_20_Text"><text:span text:style-name="T1">og:type</text:span></text:span><text:span text:style-name="T1">, </text:span><text:span text:style-name="Source_20_Text"><text:span text:style-name="T1">og:url</text:span></text:span><text:span text:style-name="T1"> e </text:span><text:span text:style-name="Source_20_Text"><text:span text:style-name="T1">og:image</text:span></text:span><text:span text:style-name="T1">, offri a ciascuna piattaforma un set di istruzioni precise per creare la “social card” che accompagnerà il tuo link: il titolo diventerà subito visibile, la tipologia (article, website, video, etc.) farà capire come trattare il contenuto, l’URL assicurerà che il click apra la pagina giusta e l’immagine funzionerà da elemento attrattivo, aumentando le probabilità di interazione. Se poi arricchisci il pacchetto con </text:span><text:span text:style-name="Source_20_Text"><text:span text:style-name="T1">og:description</text:span></text:span><text:span text:style-name="T1">, fornisci una sintesi in più che stimola la curiosità, mentre </text:span><text:span text:style-name="Source_20_Text"><text:span text:style-name="T1">og:site_name</text:span></text:span><text:span text:style-name="T1"> e </text:span><text:span text:style-name="Source_20_Text"><text:span text:style-name="T1">og:locale</text:span></text:span><text:span text:style-name="T1"> stabiliscono rispettivamente l’identità del progetto e l’impostazione linguistica o regionale, elemento importante quando il tuo pubblico è distribuito su più paesi o lingue.</text:span></text:p>
      <text:p text:style-name="Text_20_body"><text:span text:style-name="T1">È interessante notare che, pur non influenzando direttamente il ranking interno dei motori di ricerca, queste impostazioni meta agiscono sulla “presentazione” del tuo contenuto: un titolo ben scritto e un’immagine accattivante possono aumentare il click-through rate, segnale che i motori useranno per valutare la rilevanza del tuo sito. Inoltre, molti bot di social network eseguono il crawling periodico delle anteprime, quindi un’attenta gestione di </text:span><text:span text:style-name="Source_20_Text"><text:span text:style-name="T1">referrerpolicy</text:span></text:span><text:span text:style-name="T1"> o di tag come </text:span><text:span text:style-name="Source_20_Text"><text:span text:style-name="T1">twitter:card</text:span></text:span><text:span text:style-name="T1"> (se ti interessa Twitter in particolare) ti aiuta a mantenere il </text:span><text:soft-page-break/><text:span text:style-name="T1">controllo su come le informazioni viaggiano e su quali dati condividi, proteggendo al contempo la privacy degli utenti.</text:span></text:p>
      <text:h text:style-name="P6" text:outline-level="3">Meta Tag Base</text:h>
      <text:p text:style-name="Text_20_body"><text:span text:style-name="T1">Inseriti nel </text:span><text:span text:style-name="Source_20_Text"><text:span text:style-name="T1">&lt;head&gt;</text:span></text:span><text:span text:style-name="T1"> per fornire metadati:</text:span></text:p>
      <text:p text:style-name="Preformatted_20_Text"><text:span text:style-name="Source_20_Text"><text:span text:style-name="T1">&lt;meta charset="UTF-8"&gt;</text:span></text:span></text:p>
      <text:p text:style-name="Preformatted_20_Text"><text:span text:style-name="Source_20_Text"><text:span text:style-name="T1">&lt;meta name="description" content="Riassunto dei contenuti"&gt;</text:span></text:span></text:p>
      <text:p text:style-name="P7"><text:span text:style-name="Source_20_Text"><text:span text:style-name="T1">&lt;meta name="viewport" content="width=device-width, initial-scale=1.0"&gt;</text:span></text:span></text:p>
      <text:h text:style-name="P6" text:outline-level="3">SEO e Social Media Cards (Open Graph)</text:h>
      <text:list text:style-name="L30">
        <text:list-item>
          <text:p text:style-name="P22"><text:span text:style-name="Strong_20_Emphasis"><text:span text:style-name="T1">OGP</text:span></text:span><text:span text:style-name="T1"> (Open Graph Protocol, Facebook 2010) standardizza le anteprime social.</text:span></text:p>
        </text:list-item>
        <text:list-item>
          <text:p text:style-name="P22"><text:span text:style-name="Strong_20_Emphasis"><text:span text:style-name="T1">Tag Essenziali</text:span></text:span><text:span text:style-name="T1">:</text:span></text:p>
          <text:p text:style-name="P8"><text:span text:style-name="Source_20_Text"><text:span text:style-name="T1">&lt;meta property="og:title" content="Titolo della pagina"&gt;</text:span></text:span></text:p>
          <text:p text:style-name="P8"><text:span text:style-name="Source_20_Text"><text:span text:style-name="T1">&lt;meta property="og:type" content="article"&gt;</text:span></text:span></text:p>
          <text:p text:style-name="P8"><text:span text:style-name="Source_20_Text"><text:span text:style-name="T1">&lt;meta property="og:url" content="https://esempio.com/pagina"&gt;</text:span></text:span></text:p>
          <text:p text:style-name="P9"><text:span text:style-name="Source_20_Text"><text:span text:style-name="T1">&lt;meta property="og:image" content="https://esempio.com/immagine.jpg"&gt;</text:span></text:span></text:p>
        </text:list-item>
        <text:list-item>
          <text:p text:style-name="P22"><text:span text:style-name="Strong_20_Emphasis"><text:span text:style-name="T1">Tag Aggiuntivi</text:span></text:span><text:span text:style-name="T1">:</text:span></text:p>
          <text:p text:style-name="P8"><text:span text:style-name="Source_20_Text"><text:span text:style-name="T1">&lt;meta property="og:description" content="Descrizione della pagina"&gt;</text:span></text:span></text:p>
          <text:p text:style-name="P8"><text:span text:style-name="Source_20_Text"><text:span text:style-name="T1">&lt;meta property="og:site_name" content="Nome del sito"&gt;</text:span></text:span></text:p>
          <text:p text:style-name="P9"><text:span text:style-name="Source_20_Text"><text:span text:style-name="T1">&lt;meta property="og:locale" content="it_IT"&gt;</text:span></text:span></text:p>
        </text:list-item>
      </text:list>
      <text:h text:style-name="P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09:43:46.974030429</meta:creation-date>
    <dc:date>2025-07-10T10:59:57.465839823</dc:date>
    <meta:editing-duration>PT1M25S</meta:editing-duration>
    <meta:editing-cycles>1</meta:editing-cycles>
    <meta:document-statistic meta:table-count="0" meta:image-count="0" meta:object-count="0" meta:page-count="10" meta:paragraph-count="150" meta:word-count="2275" meta:character-count="16984" meta:non-whitespace-character-count="14818"/>
    <meta:generator>LibreOffice/24.2.7.2$Linux_X86_64 LibreOffice_project/420$Build-2</meta:generator>
  </office:meta>
</office:document-meta>
</file>